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292fda" officeooo:paragraph-rsid="00292fda"/>
    </style:style>
    <style:style style:name="P2" style:family="paragraph" style:parent-style-name="Standard">
      <style:paragraph-properties fo:break-before="page"/>
      <style:text-properties officeooo:rsid="0029f12d" officeooo:paragraph-rsid="0029f12d"/>
    </style:style>
    <style:style style:name="P3" style:family="paragraph" style:parent-style-name="Standard">
      <style:paragraph-properties fo:break-before="page"/>
      <style:text-properties officeooo:rsid="005f8b01" officeooo:paragraph-rsid="005f8b01"/>
    </style:style>
    <style:style style:name="P4" style:family="paragraph" style:parent-style-name="Standard">
      <style:text-properties officeooo:rsid="005f8b01" officeooo:paragraph-rsid="005f8b01"/>
    </style:style>
    <style:style style:name="P5" style:family="paragraph">
      <loext:graphic-properties draw:fill-color="#158466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</style:style>
    <style:style style:name="P8" style:family="paragraph">
      <loext:graphic-properties draw:fill-color="#2a6099"/>
    </style:style>
    <style:style style:name="P9" style:family="paragraph">
      <loext:graphic-properties draw:fill-color="#00a933"/>
    </style:style>
    <style:style style:name="P10" style:family="paragraph">
      <loext:graphic-properties draw:fill-color="#ff8000"/>
    </style:style>
    <style:style style:name="P11" style:family="paragraph">
      <loext:graphic-properties draw:fill="none" draw:fill-color="#ffffff"/>
      <style:paragraph-properties style:writing-mode="lr-tb"/>
      <style:text-properties fo:color="#ff8000" loext:opacity="100%" fo:background-color="#111111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fo:font-size="9pt" style:font-size-asian="9pt" style:font-size-complex="9pt"/>
    </style:style>
    <style:style style:name="T1" style:family="text">
      <style:text-properties officeooo:rsid="005f6785"/>
    </style:style>
    <style:style style:name="T2" style:family="text">
      <style:text-properties officeooo:rsid="006f329d"/>
    </style:style>
    <style:style style:name="T3" style:family="text">
      <style:text-properties fo:color="#ff8000" loext:opacity="100%" fo:background-color="#111111"/>
    </style:style>
    <style:style style:name="T4" style:family="text">
      <style:text-properties fo:color="#00a933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bf00" loext:opacity="100%"/>
    </style:style>
    <style:style style:name="T7" style:family="text">
      <style:text-properties fo:color="#2a6099" loext:opacity="100%"/>
    </style:style>
    <style:style style:name="T8" style:family="text">
      <style:text-properties fo:color="#ff0000" loext:opacity="100%" fo:font-size="8pt" style:font-size-asian="8pt" style:font-size-complex="8pt"/>
    </style:style>
    <style:style style:name="T9" style:family="text"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2a6099" loext:opacity="100%" fo:font-size="9pt" style:font-size-asian="9pt" style:font-size-complex="9pt"/>
    </style:style>
    <style:style style:name="gr1" style:family="graphic">
      <style:graphic-properties draw:fill-color="#158466" draw:textarea-horizontal-align="justify" draw:textarea-vertical-align="middle" draw:auto-grow-height="false" fo:min-height="0.515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355cm" fo:min-width="3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0.42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2a6099" draw:textarea-horizontal-align="justify" draw:textarea-vertical-align="middle" draw:auto-grow-height="false" fo:min-height="0.439cm" fo:min-width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496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000" draw:textarea-horizontal-align="justify" draw:textarea-vertical-align="middle" draw:auto-grow-height="false" fo:min-height="0.496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a933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4000" draw:marker-end="Arrow" draw:marker-end-width="0.176cm" draw:fill-color="#ff4000" draw:textarea-horizontal-align="center" draw:textarea-vertical-align="middle" style:run-through="foreground"/>
    </style:style>
    <style:style style:name="gr22" style:family="graphic">
      <style:graphic-properties svg:stroke-width="0cm" svg:stroke-color="#ff0000" draw:marker-start-width="0.353cm" draw:marker-end-width="0.353cm" draw:fill-color="#ffffff" draw:textarea-horizontal-align="justify" draw:textarea-vertical-align="middle" draw:auto-grow-height="false" fo:min-height="0.213cm" fo:min-width="0.196cm" fo:padding-top="0cm" fo:padding-bottom="0cm" fo:padding-left="0cm" fo:padding-right="0cm" style:run-through="foreground"/>
    </style:style>
    <style:style style:name="gr23" style:family="graphic">
      <style:graphic-properties draw:stroke="none" svg:stroke-color="#000000" draw:fill="none" draw:fill-color="#ffffff" fo:min-height="0.572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573cm" style:run-through="foreground"/>
      <style:paragraph-properties style:writing-mode="lr-tb"/>
    </style:style>
    <style:style style:name="gr27" style:family="graphic">
      <style:graphic-properties svg:stroke-width="0.03cm" svg:stroke-color="#ff0000" draw:marker-start-width="0.399cm" draw:marker-end-width="0.399cm" draw:fill-color="#ffffff" draw:textarea-horizontal-align="justify" draw:textarea-vertical-align="middle" draw:auto-grow-height="false" fo:min-height="0.074cm" fo:min-width="0.074cm" fo:padding-top="0.016cm" fo:padding-bottom="0.016cm" fo:padding-left="0.016cm" fo:padding-right="0.016cm" style:run-through="foreground"/>
    </style:style>
    <style:style style:name="gr28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3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00a933"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dash" draw:stroke-dash="Double_20_Dash" svg:stroke-linecap="butt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cm" svg:stroke-color="#2a6099" draw:marker-start-width="0.353cm" draw:marker-end-width="0.353cm" draw:fill-color="#ffffff" draw:textarea-horizontal-align="justify" draw:textarea-vertical-align="middle" draw:auto-grow-height="false" fo:min-height="0.252cm" fo:min-width="0.29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2" draw:name="Линия 1" draw:style-name="gr31" draw:text-style-name="P13" svg:x1="9.587cm" svg:y1="1.889cm" svg:x2="9.587cm" svg:y2="8.251cm"><text:p/></draw:line><draw:line text:anchor-type="paragraph" draw:z-index="13" draw:name="Линия 2" draw:style-name="gr30" draw:text-style-name="P13" svg:x1="8.098cm" svg:y1="7.008cm" svg:x2="10.37cm" svg:y2="4.817cm"><text:p/></draw:line><draw:line text:anchor-type="paragraph" draw:z-index="14" draw:name="Линия 3" draw:style-name="gr30" draw:text-style-name="P13" svg:x1="10.37cm" svg:y1="4.817cm" svg:x2="7.56cm" svg:y2="2.921cm"><text:p/></draw:line>Выход позиции преломления вектора за границу коллизии.</text:p>
      <text:p text:style-name="P2"><draw:g text:anchor-type="paragraph" draw:z-index="15" draw:name="DrawObject1" draw:style-name="gr20"><draw:line draw:name="Линия 7" draw:style-name="gr21" draw:text-style-name="P17" svg:x1="7.593cm" svg:y1="7.359cm" svg:x2="7.577cm" svg:y2="10.366cm"><text:p/></draw:line><draw:line draw:name="Линия 8" draw:style-name="gr21" draw:text-style-name="P17" svg:x1="5.976cm" svg:y1="8.763cm" svg:x2="9.393cm" svg:y2="8.745cm"><text:p/></draw:line><draw:custom-shape draw:name="Фигура 1" draw:style-name="gr22" draw:text-style-name="P18" svg:width="0.197cm" svg:height="0.214cm" svg:x="7.578cm" svg:y="8.763cm"><text:p/><draw:enhanced-geometry svg:viewBox="0 0 21600 21600" draw:type="rectangle" draw:enhanced-path="M 0 0 L 21600 0 21600 21600 0 21600 0 0 Z N"/></draw:custom-shape><draw:frame draw:name="Врезка 2" draw:style-name="gr23" draw:text-style-name="P19" svg:width="0.588cm" svg:height="0.572cm" svg:x="9.098cm" svg:y="8.763cm"><draw:text-box><text:p><text:span text:style-name="T8">0</text:span></text:p></draw:text-box></draw:frame><draw:frame draw:name="Врезка 3" draw:style-name="gr24" draw:text-style-name="P19" svg:width="1.243cm" svg:height="0.489cm" svg:x="9.098cm" svg:y="8.438cm"><draw:text-box><text:p><text:span text:style-name="T8">360</text:span></text:p></draw:text-box></draw:frame><draw:frame draw:name="Врезка 4" draw:style-name="gr24" draw:text-style-name="P19" svg:width="0.981cm" svg:height="0.489cm" svg:x="5.542cm" svg:y="8.584cm"><draw:text-box><text:p><text:span text:style-name="T8">180</text:span></text:p></draw:text-box></draw:frame><draw:frame draw:name="Врезка 6" draw:style-name="gr25" draw:text-style-name="P19" svg:width="1.177cm" svg:height="0.541cm" svg:x="7.66cm" svg:y="9.89cm"><draw:text-box><text:p><text:span text:style-name="T8">90</text:span></text:p></draw:text-box></draw:frame><draw:frame draw:name="Врезка 5" draw:style-name="gr26" draw:text-style-name="P19" svg:width="1.177cm" svg:height="0.574cm" svg:x="7.274cm" svg:y="7.066cm"><draw:text-box><text:p><text:span text:style-name="T8">270</text:span></text:p></draw:text-box></draw:frame><draw:custom-shape draw:name="Фигура 3" draw:style-name="gr27" draw:text-style-name="P20" svg:width="0.149cm" svg:height="0.149cm" svg:x="9.5cm" svg:y="8.4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4" draw:style-name="gr27" draw:text-style-name="P20" svg:width="0.149cm" svg:height="0.149cm" svg:x="9.244cm" svg:y="8.7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5" draw:style-name="gr27" draw:text-style-name="P20" svg:width="0.149cm" svg:height="0.149cm" svg:x="7.705cm" svg:y="7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6" draw:style-name="gr27" draw:text-style-name="P20" svg:width="0.149cm" svg:height="0.149cm" svg:x="5.957cm" svg:y="8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7" draw:style-name="gr27" draw:text-style-name="P20" svg:width="0.149cm" svg:height="0.149cm" svg:x="7.89cm" svg:y="9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0" draw:style-name="gr28" draw:text-style-name="P21" svg:width="0.525cm" svg:height="0.368cm" svg:x="8.237cm" svg:y="9.212cm"><draw:text-box><text:p><text:span text:style-name="T9">1</text:span></text:p></draw:text-box></draw:frame><draw:frame draw:name="Врезка 11" draw:style-name="gr28" draw:text-style-name="P22" svg:width="0.525cm" svg:height="0.368cm" svg:x="6.533cm" svg:y="9.174cm"><draw:text-box><text:p><text:span text:style-name="T10">2</text:span></text:p></draw:text-box></draw:frame><draw:frame draw:name="Врезка 12" draw:style-name="gr29" draw:text-style-name="P23" svg:width="0.525cm" svg:height="0.329cm" svg:x="6.583cm" svg:y="7.683cm"><draw:text-box><text:p><text:span text:style-name="T11">3</text:span></text:p></draw:text-box></draw:frame><draw:frame draw:name="Врезка 13" draw:style-name="gr28" draw:text-style-name="P21" svg:width="0.525cm" svg:height="0.368cm" svg:x="8.451cm" svg:y="7.639cm"><draw:text-box><text:p><text:span text:style-name="T9">4</text:span></text:p></draw:text-box></draw:frame><draw:frame draw:name="Врезка 14" draw:style-name="gr24" draw:text-style-name="P24" svg:width="5.072cm" svg:height="0.489cm" draw:transform="rotate (0.378387381832371) translate (5.82436111111111cm 9.01523611111111cm)"><draw:text-box><text:p><text:span text:style-name="T12">Экр</text:span><text:span text:style-name="T12">анн</text:span><text:span text:style-name="T12">ые </text:span><text:span text:style-name="T12">коор</text:span><text:span text:style-name="T12">дина</text:span><text:span text:style-name="T12">ты</text:span></text:p></draw:text-box></draw:frame></draw:g><draw:line text:anchor-type="paragraph" draw:z-index="0" draw:name="Линия 4" draw:style-name="gr38" draw:text-style-name="P17" svg:x1="2.73cm" svg:y1="4.302cm" svg:x2="12.356cm" svg:y2="4.367cm"><text:p/></draw:line><draw:line text:anchor-type="paragraph" draw:z-index="1" draw:name="Линия 5" draw:style-name="gr38" draw:text-style-name="P17" svg:x1="2.731cm" svg:y1="4.302cm" svg:x2="2.713cm" svg:y2="11.986cm"><text:p/></draw:line><draw:frame text:anchor-type="paragraph" draw:z-index="2" draw:name="Врезка 1" draw:style-name="gr12" draw:text-style-name="P16" svg:width="0.981cm" svg:height="0.489cm" svg:x="2.484cm" svg:y="3.814cm"><draw:text-box><text:p><text:span text:style-name="T7">0</text:span></text:p></draw:text-box></draw:frame><draw:line text:anchor-type="paragraph" draw:z-index="3" draw:name="Линия 6" draw:style-name="gr37" draw:text-style-name="P17" svg:x1="0.719cm" svg:y1="4.253cm" svg:x2="2.73cm" svg:y2="4.302cm"><text:p/></draw:line><draw:line text:anchor-type="paragraph" draw:z-index="4" draw:name="Вертикальная линия 1" draw:style-name="gr37" draw:text-style-name="P17" svg:x1="2.73cm" svg:y1="4.303cm" svg:x2="2.73cm" svg:y2="2.761cm"><text:p/></draw:line><draw:frame text:anchor-type="paragraph" draw:z-index="5" draw:name="Врезка 7" draw:style-name="gr36" draw:text-style-name="P16" svg:width="1.227cm" svg:height="0.9cm" svg:x="12.471cm" svg:y="3.983cm"><draw:text-box><text:p><text:span text:style-name="T7">80</text:span><text:span text:style-name="T7">0</text:span></text:p></draw:text-box></draw:frame><draw:frame text:anchor-type="paragraph" draw:z-index="6" draw:name="Врезка 8" draw:style-name="gr35" draw:text-style-name="P16" svg:width="1.865cm" svg:height="0.671cm" svg:x="2.108cm" svg:y="12.106cm"><draw:text-box><text:p><text:span text:style-name="T7">60</text:span><text:span text:style-name="T7">0</text:span></text:p></draw:text-box></draw:frame><draw:custom-shape text:anchor-type="paragraph" draw:z-index="7" draw:name="Фигура 2" draw:style-name="gr34" draw:text-style-name="P20" svg:width="0.392cm" svg:height="0.352cm" svg:x="2.731cm" svg:y="4.302cm"><text:p/><draw:enhanced-geometry svg:viewBox="0 0 21600 21600" draw:type="rectangle" draw:enhanced-path="M 0 0 L 21600 0 21600 21600 0 21600 0 0 Z N"/></draw:custom-shape><draw:line text:anchor-type="paragraph" draw:z-index="8" draw:name="Вертикальная линия 2" draw:style-name="gr33" draw:text-style-name="P17" svg:x1="12.356cm" svg:y1="4.302cm" svg:x2="12.324cm" svg:y2="12cm"><text:p/></draw:line><draw:line text:anchor-type="paragraph" draw:z-index="9" draw:name="Линия 9" draw:style-name="gr33" draw:text-style-name="P17" svg:x1="2.713cm" svg:y1="11.986cm" svg:x2="12.406cm" svg:y2="12cm"><text:p/></draw:line><draw:line text:anchor-type="paragraph" draw:z-index="10" draw:name="Линия 10" draw:style-name="gr32" draw:text-style-name="P17" svg:x1="6.98cm" svg:y1="11.986cm" svg:x2="12.356cm" svg:y2="8.43cm"><text:p/></draw:line><draw:frame text:anchor-type="paragraph" draw:z-index="11" draw:name="Врезка 9" draw:style-name="gr12" draw:text-style-name="P12" svg:width="1.31cm" svg:height="0.489cm" svg:x="11.335cm" svg:y="8.939cm"><draw:text-box><text:p><text:span text:style-name="T4">31</text:span><text:span text:style-name="T4">5</text:span></text:p></draw:text-box></draw:frame><draw:frame text:anchor-type="paragraph" draw:z-index="16" draw:name="Врезка 15" draw:style-name="gr19" draw:text-style-name="P16" svg:width="0.865cm" svg:height="0.65cm" svg:x="11.672cm" svg:y="3.798cm"><draw:text-box><text:p><text:span text:style-name="T7">X</text:span></text:p></draw:text-box></draw:frame><draw:frame text:anchor-type="paragraph" draw:z-index="17" draw:name="Врезка 16" draw:style-name="gr18" draw:text-style-name="P16" svg:width="0.879cm" svg:height="0.75cm" svg:x="2.251cm" svg:y="11.25cm"><draw:text-box><text:p><text:span text:style-name="T7">Y</text:span></text:p></draw:text-box></draw:frame><draw:line text:anchor-type="paragraph" draw:z-index="18" draw:name="Линия 11" draw:style-name="gr17" draw:text-style-name="P13" svg:x1="12.356cm" svg:y1="8.429cm" svg:x2="7.325cm" svg:y2="4.367cm"><text:p/></draw:line><draw:line text:anchor-type="paragraph" draw:z-index="19" draw:name="Линия 12" draw:style-name="gr17" draw:text-style-name="P13" svg:x1="7.326cm" svg:y1="4.367cm" svg:x2="2.731cm" svg:y2="8.226cm"><text:p/></draw:line><draw:line text:anchor-type="paragraph" draw:z-index="20" draw:name="Линия 13" draw:style-name="gr17" draw:text-style-name="P13" svg:x1="2.731cm" svg:y1="8.227cm" svg:x2="6.98cm" svg:y2="11.986cm"><text:p/></draw:line><draw:frame text:anchor-type="paragraph" draw:z-index="21" draw:name="Врезка 17" draw:style-name="gr12" draw:text-style-name="P12" svg:width="1.59cm" svg:height="0.489cm" svg:x="8.017cm" svg:y="4.367cm"><draw:text-box><text:p><text:span text:style-name="T4">22</text:span><text:span text:style-name="T4">5</text:span></text:p></draw:text-box></draw:frame><draw:frame text:anchor-type="paragraph" draw:z-index="22" draw:name="Врезка 18" draw:style-name="gr12" draw:text-style-name="P12" svg:width="1.197cm" svg:height="0.489cm" svg:x="2.785cm" svg:y="7.43cm"><draw:text-box><text:p><text:span text:style-name="T4">13</text:span><text:span text:style-name="T4">5</text:span></text:p></draw:text-box></draw:frame><draw:frame text:anchor-type="paragraph" draw:z-index="23" draw:name="Врезка 19" draw:style-name="gr3" draw:text-style-name="P12" svg:width="1.602cm" svg:height="0.687cm" svg:x="5.817cm" svg:y="11.314cm"><draw:text-box><text:p><text:span text:style-name="T4">45</text:span></text:p></draw:text-box></draw:frame><draw:frame text:anchor-type="paragraph" draw:z-index="24" draw:name="Врезка 20" draw:style-name="gr3" draw:text-style-name="P15" svg:width="0.699cm" svg:height="0.687cm" svg:x="3.122cm" svg:y="4.653cm"><draw:text-box><text:p><text:span text:style-name="T6">1</text:span></text:p></draw:text-box></draw:frame><draw:frame text:anchor-type="paragraph" draw:z-index="25" draw:name="Врезка 21" draw:style-name="gr3" draw:text-style-name="P15" svg:width="0.699cm" svg:height="0.687cm" svg:x="3.02cm" svg:y="3.616cm"><draw:text-box><text:p><text:span text:style-name="T6">4</text:span></text:p></draw:text-box></draw:frame><draw:frame text:anchor-type="paragraph" draw:z-index="26" draw:name="Врезка 22" draw:style-name="gr3" draw:text-style-name="P15" svg:width="0.699cm" svg:height="0.687cm" svg:x="1.94cm" svg:y="3.616cm"><draw:text-box><text:p><text:span text:style-name="T6">3</text:span></text:p></draw:text-box></draw:frame><draw:frame text:anchor-type="paragraph" draw:z-index="27" draw:name="Врезка 23" draw:style-name="gr3" draw:text-style-name="P15" svg:width="0.699cm" svg:height="0.687cm" svg:x="2.014cm" svg:y="4.544cm"><draw:text-box><text:p><text:span text:style-name="T6">2</text:span></text:p></draw:text-box></draw:frame><draw:frame text:anchor-type="paragraph" draw:z-index="28" draw:name="Врезка 24" draw:style-name="gr16" draw:text-style-name="P14" svg:width="0.653cm" svg:height="0.595cm" svg:x="11.943cm" svg:y="9.133cm"><draw:text-box><text:p><text:span text:style-name="T5">4</text:span></text:p></draw:text-box></draw:frame><draw:frame text:anchor-type="paragraph" draw:z-index="29" draw:name="Врезка 25" draw:style-name="gr16" draw:text-style-name="P14" svg:width="0.653cm" svg:height="0.595cm" svg:x="8.707cm" svg:y="4.577cm"><draw:text-box><text:p><text:span text:style-name="T5">3</text:span></text:p></draw:text-box></draw:frame><draw:frame text:anchor-type="paragraph" draw:z-index="30" draw:name="Врезка 26" draw:style-name="gr16" draw:text-style-name="P14" svg:width="0.653cm" svg:height="0.595cm" svg:x="3.401cm" svg:y="7.676cm"><draw:text-box><text:p><text:span text:style-name="T5">2</text:span></text:p></draw:text-box></draw:frame><draw:frame text:anchor-type="paragraph" draw:z-index="31" draw:name="Врезка 27" draw:style-name="gr16" draw:text-style-name="P14" svg:width="0.653cm" svg:height="0.595cm" svg:x="6.262cm" svg:y="11.541cm"><draw:text-box><text:p><text:span text:style-name="T5">1</text:span></text:p></draw:text-box></draw:frame><draw:line text:anchor-type="paragraph" draw:z-index="32" draw:name="Вертикальная линия 3" draw:style-name="gr15" draw:text-style-name="P13" svg:x1="2.819cm" svg:y1="8.511cm" svg:x2="2.819cm" svg:y2="8.306cm"><text:p/></draw:line><draw:line text:anchor-type="paragraph" draw:z-index="33" draw:name="Линия 14" draw:style-name="gr14" draw:text-style-name="P13" svg:x1="2.819cm" svg:y1="8.306cm" svg:x2="3.017cm" svg:y2="8.287cm"><text:p/></draw:line><draw:line text:anchor-type="paragraph" draw:z-index="34" draw:name="Вертикальная линия 4" draw:style-name="gr14" draw:text-style-name="P13" svg:x1="7.176cm" svg:y1="4.699cm" svg:x2="7.176cm" svg:y2="4.503cm"><text:p/></draw:line><draw:line text:anchor-type="paragraph" draw:z-index="35" draw:name="Линия 15" draw:style-name="gr14" draw:text-style-name="P13" svg:x1="6.89cm" svg:y1="4.51cm" svg:x2="7.176cm" svg:y2="4.503cm"><text:p/></draw:line><draw:line text:anchor-type="paragraph" draw:z-index="36" draw:name="Вертикальная линия 5" draw:style-name="gr14" draw:text-style-name="P13" svg:x1="12.226cm" svg:y1="8.32cm" svg:x2="12.226cm" svg:y2="8.147cm"><text:p/></draw:line><draw:line text:anchor-type="paragraph" draw:z-index="37" draw:name="Линия 16" draw:style-name="gr14" draw:text-style-name="P13" svg:x1="12.063cm" svg:y1="8.332cm" svg:x2="12.225cm" svg:y2="8.32cm"><text:p/></draw:line><draw:line text:anchor-type="paragraph" draw:z-index="38" draw:name="Линия 17" draw:style-name="gr14" draw:text-style-name="P13" svg:x1="7.185cm" svg:y1="11.838cm" svg:x2="7.167cm" svg:y2="11.658cm"><text:p/></draw:line><draw:line text:anchor-type="paragraph" draw:z-index="39" draw:name="Линия 18" draw:style-name="gr14" draw:text-style-name="P13" svg:x1="7.429cm" svg:y1="11.862cm" svg:x2="7.184cm" svg:y2="11.837cm"><text:p/></draw:line><draw:frame text:anchor-type="paragraph" draw:z-index="40" draw:name="Врезка 28" draw:style-name="gr12" draw:text-style-name="P12" svg:width="0.532cm" svg:height="0.489cm" svg:x="12.065cm" svg:y="8.729cm"><draw:text-box><text:p><text:span text:style-name="T4">-</text:span></text:p></draw:text-box></draw:frame><draw:frame text:anchor-type="paragraph" draw:z-index="41" draw:name="Врезка 29" draw:style-name="gr12" draw:text-style-name="P12" svg:width="0.382cm" svg:height="0.489cm" svg:x="7.636cm" svg:y="4.159cm"><draw:text-box><text:p><text:span text:style-name="T4">-</text:span></text:p></draw:text-box></draw:frame><draw:frame text:anchor-type="paragraph" draw:z-index="42" draw:name="Врезка 30" draw:style-name="gr12" draw:text-style-name="P12" svg:width="0.431cm" svg:height="0.489cm" svg:x="2.903cm" svg:y="7.124cm"><draw:text-box><text:p><text:span text:style-name="T4">-</text:span></text:p></draw:text-box></draw:frame><draw:frame text:anchor-type="paragraph" draw:z-index="43" draw:name="Врезка 31" draw:style-name="gr12" draw:text-style-name="P12" svg:width="0.495cm" svg:height="0.489cm" svg:x="5.549cm" svg:y="11.241cm"><draw:text-box><text:p><text:span text:style-name="T4">-</text:span></text:p></draw:text-box></draw:frame><draw:frame text:anchor-type="paragraph" draw:z-index="44" draw:name="Врезка 32" draw:style-name="gr12" draw:text-style-name="P6" svg:width="1.034cm" svg:height="0.489cm" svg:x="2.895cm" svg:y="8.587cm"><draw:text-box><text:p>225</text:p></draw:text-box></draw:frame><draw:frame text:anchor-type="paragraph" draw:z-index="45" draw:name="Врезка 33" draw:style-name="gr12" draw:text-style-name="P6" svg:width="0.844cm" svg:height="0.489cm" svg:x="6.161cm" svg:y="4.44cm"><draw:text-box><text:p>315</text:p></draw:text-box></draw:frame><draw:frame text:anchor-type="paragraph" draw:z-index="46" draw:name="Врезка 34" draw:style-name="gr13" draw:text-style-name="P6" svg:width="1.235cm" svg:height="0.56cm" svg:x="11.846cm" svg:y="7.597cm"><draw:text-box><text:p>45</text:p></draw:text-box></draw:frame><draw:frame text:anchor-type="paragraph" draw:z-index="47" draw:name="Врезка 35" draw:style-name="gr12" draw:text-style-name="P6" svg:width="1.384cm" svg:height="0.489cm" svg:x="7.654cm" svg:y="11.532cm"><draw:text-box><text:p>135</text:p></draw:text-box></draw:frame><draw:frame text:anchor-type="paragraph" draw:z-index="48" draw:name="Врезка 36" draw:style-name="gr11" draw:text-style-name="P11" svg:width="0.676cm" svg:height="0.551cm" svg:x="12.185cm" svg:y="7.25cm"><draw:text-box><text:p><text:span text:style-name="T3">1</text:span></text:p></draw:text-box></draw:frame><draw:frame text:anchor-type="paragraph" draw:z-index="49" draw:name="Врезка 37" draw:style-name="gr11" draw:text-style-name="P11" svg:width="0.676cm" svg:height="0.551cm" svg:x="6.008cm" svg:y="4.824cm"><draw:text-box><text:p><text:span text:style-name="T3">4</text:span></text:p></draw:text-box></draw:frame><draw:frame text:anchor-type="paragraph" draw:z-index="50" draw:name="Врезка 38" draw:style-name="gr11" draw:text-style-name="P11" svg:width="0.676cm" svg:height="0.551cm" svg:x="3.445cm" svg:y="8.955cm"><draw:text-box><text:p><text:span text:style-name="T3">3</text:span></text:p></draw:text-box></draw:frame><draw:frame text:anchor-type="paragraph" draw:z-index="51" draw:name="Врезка 39" draw:style-name="gr11" draw:text-style-name="P11" svg:width="0.676cm" svg:height="0.551cm" svg:x="8.361cm" svg:y="11.381cm"><draw:text-box><text:p><text:span text:style-name="T3">2</text:span></text:p></draw:text-box></draw:frame><draw:custom-shape text:anchor-type="paragraph" draw:z-index="52" draw:name="Фигура 8" draw:style-name="gr10" draw:text-style-name="P10" svg:width="0.401cm" svg:height="0.496cm" svg:x="-0.739cm" svg:y="13.155cm"><text:p/><draw:enhanced-geometry svg:viewBox="0 0 21600 21600" draw:type="rectangle" draw:enhanced-path="M 0 0 L 21600 0 21600 21600 0 21600 0 0 Z N"/></draw:custom-shape><draw:frame text:anchor-type="paragraph" draw:z-index="53" draw:name="Врезка 40" draw:style-name="gr9" draw:text-style-name="P6" svg:width="5.472cm" svg:height="0.726cm" svg:x="-0.014cm" svg:y="13.153cm"><draw:text-box><text:p>Обозначения квадрантов</text:p></draw:text-box></draw:frame><draw:custom-shape text:anchor-type="paragraph" draw:z-index="54" draw:name="Фигура 9" draw:style-name="gr8" draw:text-style-name="P9" svg:width="0.477cm" svg:height="0.496cm" svg:x="-0.778cm" svg:y="13.993cm"><text:p/><draw:enhanced-geometry svg:viewBox="0 0 21600 21600" draw:type="rectangle" draw:enhanced-path="M 0 0 L 21600 0 21600 21600 0 21600 0 0 Z N"/></draw:custom-shape><draw:frame text:anchor-type="paragraph" draw:z-index="55" draw:name="Врезка 41" draw:style-name="gr7" draw:text-style-name="P6" svg:width="12.567cm" svg:height="0.976cm" svg:x="-0.014cm" svg:y="13.878cm"><draw:text-box><text:p>Примерные векторы движения и углы</text:p></draw:text-box></draw:frame><draw:custom-shape text:anchor-type="paragraph" draw:z-index="56" draw:name="Фигура 10" draw:style-name="gr6" draw:text-style-name="P8" svg:width="0.496cm" svg:height="0.44cm" svg:x="-0.797cm" svg:y="14.774cm"><text:p/><draw:enhanced-geometry svg:viewBox="0 0 21600 21600" draw:type="rectangle" draw:enhanced-path="M 0 0 L 21600 0 21600 21600 0 21600 0 0 Z N"/></draw:custom-shape><draw:frame text:anchor-type="paragraph" draw:z-index="57" draw:name="Врезка 42" draw:style-name="gr5" draw:text-style-name="P6" svg:width="17.945cm" svg:height="0.916cm" svg:x="-0.014cm" svg:y="14.623cm"><draw:text-box><text:p>Настоящие экранные координаты</text:p></draw:text-box></draw:frame><draw:custom-shape text:anchor-type="paragraph" draw:z-index="58" draw:name="Фигура 11" draw:style-name="gr4" draw:text-style-name="P7" svg:width="0.459cm" svg:height="0.421cm" svg:x="-0.778cm" svg:y="15.42cm"><text:p/><draw:enhanced-geometry svg:viewBox="0 0 21600 21600" draw:type="rectangle" draw:enhanced-path="M 0 0 L 21600 0 21600 21600 0 21600 0 0 Z N"/></draw:custom-shape><draw:frame text:anchor-type="paragraph" draw:z-index="59" draw:name="Врезка 43" draw:style-name="gr3" draw:text-style-name="P6" svg:width="17.257cm" svg:height="0.687cm" svg:x="-0.014cm" svg:y="15.229cm"><draw:text-box><text:p>Уменьшенное изображение экранных координат</text:p></draw:text-box></draw:frame>Рассмотрение движения по вектору <text:span text:style-name="T1">и отражения</text:span> в экранных координатах.</text:p>
      <text:p text:style-name="P3"><text:span text:style-name="T2">Коллизии</text:span> двух прямоугольников:</text:p>
      <text:p text:style-name="P4"/>
      <text:p text:style-name="P4"><draw:custom-shape text:anchor-type="paragraph" draw:z-index="60" draw:name="Фигура 12" draw:style-name="gr2" svg:width="3.204cm" svg:height="1.355cm" svg:x="0.767cm" svg:y="0.182cm"><text:p/><draw:enhanced-geometry svg:viewBox="0 0 21600 21600" draw:type="rectangle" draw:enhanced-path="M 0 0 L 21600 0 21600 21600 0 21600 0 0 Z N"/></draw:custom-shape><draw:custom-shape text:anchor-type="paragraph" draw:z-index="62" draw:name="Фигура 17" draw:style-name="gr2" svg:width="3.204cm" svg:height="1.355cm" svg:x="0.653cm" svg:y="7.408cm"><text:p/><draw:enhanced-geometry svg:viewBox="0 0 21600 21600" draw:type="rectangle" draw:enhanced-path="M 0 0 L 21600 0 21600 21600 0 21600 0 0 Z N"/></draw:custom-shape><draw:custom-shape text:anchor-type="paragraph" draw:z-index="63" draw:name="Фигура 19" draw:style-name="gr1" draw:text-style-name="P5" svg:width="0.629cm" svg:height="0.516cm" svg:x="1.97cm" svg:y="8.5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4" draw:name="Фигура 22" draw:style-name="gr2" svg:width="3.204cm" svg:height="1.355cm" svg:x="0.691cm" svg:y="2.812cm"><text:p/><draw:enhanced-geometry svg:viewBox="0 0 21600 21600" draw:type="rectangle" draw:enhanced-path="M 0 0 L 21600 0 21600 21600 0 21600 0 0 Z N"/></draw:custom-shape><draw:custom-shape text:anchor-type="paragraph" draw:z-index="65" draw:name="Фигура 26" draw:style-name="gr1" draw:text-style-name="P5" svg:width="0.629cm" svg:height="0.516cm" svg:x="1.933cm" svg:y="2.59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Фигура 27" draw:style-name="gr2" svg:width="3.204cm" svg:height="1.355cm" svg:x="0.748cm" svg:y="5.119cm"><text:p/><draw:enhanced-geometry svg:viewBox="0 0 21600 21600" draw:type="rectangle" draw:enhanced-path="M 0 0 L 21600 0 21600 21600 0 21600 0 0 Z N"/></draw:custom-shape><draw:custom-shape text:anchor-type="paragraph" draw:z-index="67" draw:name="Фигура 28" draw:style-name="gr1" draw:text-style-name="P5" svg:width="0.629cm" svg:height="0.516cm" svg:x="0.31cm" svg:y="5.53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name="Фигура 15" draw:style-name="gr1" draw:text-style-name="P5" svg:width="0.629cm" svg:height="0.516cm" svg:x="3.743cm" svg:y="0.52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8" draw:name="Фигура 13" draw:style-name="gr2" svg:width="3.204cm" svg:height="1.355cm" svg:x="9.043cm" svg:y="0.259cm"><text:p/><draw:enhanced-geometry svg:viewBox="0 0 21600 21600" draw:type="rectangle" draw:enhanced-path="M 0 0 L 21600 0 21600 21600 0 21600 0 0 Z N"/></draw:custom-shape><draw:custom-shape text:anchor-type="paragraph" draw:z-index="69" draw:name="Фигура 14" draw:style-name="gr1" draw:text-style-name="P5" svg:width="0.629cm" svg:height="0.516cm" svg:x="11.924cm" svg:y="1.34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0" draw:name="Фигура 16" draw:style-name="gr2" svg:width="3.204cm" svg:height="1.355cm" svg:x="8.968cm" svg:y="2.93cm"><text:p/><draw:enhanced-geometry svg:viewBox="0 0 21600 21600" draw:type="rectangle" draw:enhanced-path="M 0 0 L 21600 0 21600 21600 0 21600 0 0 Z N"/></draw:custom-shape><draw:custom-shape text:anchor-type="paragraph" draw:z-index="71" draw:name="Фигура 18" draw:style-name="gr1" draw:text-style-name="P5" svg:width="0.629cm" svg:height="0.516cm" svg:x="11.809cm" svg:y="2.6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2" draw:name="Фигура 20" draw:style-name="gr2" svg:width="3.204cm" svg:height="1.355cm" svg:x="9.176cm" svg:y="5.256cm"><text:p/><draw:enhanced-geometry svg:viewBox="0 0 21600 21600" draw:type="rectangle" draw:enhanced-path="M 0 0 L 21600 0 21600 21600 0 21600 0 0 Z N"/></draw:custom-shape><draw:custom-shape text:anchor-type="paragraph" draw:z-index="73" draw:name="Фигура 21" draw:style-name="gr1" draw:text-style-name="P5" svg:width="0.629cm" svg:height="0.516cm" svg:x="8.814cm" svg:y="5.10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name="Фигура 23" draw:style-name="gr2" svg:width="3.204cm" svg:height="1.355cm" svg:x="9.349cm" svg:y="7.544cm"><text:p/><draw:enhanced-geometry svg:viewBox="0 0 21600 21600" draw:type="rectangle" draw:enhanced-path="M 0 0 L 21600 0 21600 21600 0 21600 0 0 Z N"/></draw:custom-shape><draw:custom-shape text:anchor-type="paragraph" draw:z-index="75" draw:name="Фигура 24" draw:style-name="gr1" draw:text-style-name="P5" svg:width="0.629cm" svg:height="0.516cm" svg:x="9.026cm" svg:y="8.648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28:41.036629735</meta:creation-date>
    <dc:date>2023-11-24T09:23:14.999625167</dc:date>
    <meta:editing-duration>PT5H9M46S</meta:editing-duration>
    <meta:editing-cycles>76</meta:editing-cycles>
    <meta:generator>LibreOffice/7.2.5.1$Linux_X86_64 LibreOffice_project/20$Build-1</meta:generator>
    <meta:document-statistic meta:table-count="0" meta:image-count="0" meta:object-count="0" meta:page-count="3" meta:paragraph-count="3" meta:word-count="19" meta:character-count="152" meta:non-whitespace-character-count="136"/>
  </office:meta>
</office:document-meta>
</file>